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559cm" fo:min-width="0.309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143cm" svg:height="1.143cm" svg:x="3.794cm" svg:y="3.03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143cm" svg:height="1.143cm" svg:x="6.494cm" svg:y="3.032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143cm" svg:height="1.143cm" svg:x="9.094cm" svg:y="3.03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143cm" svg:height="1.143cm" svg:x="3.794cm" svg:y="5.93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143cm" svg:height="1.143cm" svg:x="6.494cm" svg:y="5.932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143cm" svg:height="1.143cm" svg:x="9.094cm" svg:y="5.932cm">
          <text:p text:style-name="P1">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895cm" svg:height="0.962cm" svg:x="3.937cm" svg:y="7.096cm">
          <draw:text-box>
            <text:p>+5kg</text:p>
          </draw:text-box>
        </draw:frame>
        <draw:frame draw:style-name="gr2" draw:text-style-name="P3" draw:layer="layout" svg:width="1.895cm" svg:height="0.962cm" svg:x="6.738cm" svg:y="7.096cm">
          <draw:text-box>
            <text:p>+6kg</text:p>
          </draw:text-box>
        </draw:frame>
        <draw:frame draw:style-name="gr2" draw:text-style-name="P3" draw:layer="layout" svg:width="1.895cm" svg:height="0.962cm" svg:x="9.438cm" svg:y="7.096cm">
          <draw:text-box>
            <text:p>+7kg</text:p>
          </draw:text-box>
        </draw:frame>
        <draw:frame draw:style-name="gr2" draw:text-style-name="P3" draw:layer="layout" svg:width="9.24cm" svg:height="0.962cm" svg:x="3.19cm" svg:y="2.197cm">
          <draw:text-box>
            <text:p>Use your ID digits as kilograms</text:p>
          </draw:text-box>
        </draw:frame>
        <draw:connector draw:style-name="gr3" draw:text-style-name="P4" draw:layer="layout" draw:type="line" svg:x1="4.366cm" svg:y1="4.175cm" svg:x2="4.366cm" svg:y2="5.932cm" draw:start-shape="id1" draw:start-glue-point="8" draw:end-shape="id2" draw:end-glue-point="4" svg:d="M4366 4175v1757" svg:viewBox="0 0 1 1758">
          <text:p/>
        </draw:connector>
        <draw:connector draw:style-name="gr3" draw:text-style-name="P4" draw:layer="layout" draw:type="line" svg:x1="7.066cm" svg:y1="4.175cm" svg:x2="7.066cm" svg:y2="5.932cm" draw:start-shape="id3" draw:start-glue-point="8" draw:end-shape="id4" draw:end-glue-point="4" svg:d="M7066 4175v1757" svg:viewBox="0 0 1 1758">
          <text:p/>
        </draw:connector>
        <draw:connector draw:style-name="gr3" draw:text-style-name="P4" draw:layer="layout" draw:type="line" svg:x1="9.666cm" svg:y1="4.175cm" svg:x2="9.666cm" svg:y2="5.932cm" draw:start-shape="id5" draw:start-glue-point="8" draw:end-shape="id6" draw:end-glue-point="4" svg:d="M9666 4175v1757" svg:viewBox="0 0 1 1758">
          <text:p/>
        </draw:connector>
        <draw:connector draw:style-name="gr3" draw:text-style-name="P4" draw:layer="layout" draw:type="line" svg:x1="4.77cm" svg:y1="4.008cm" svg:x2="6.661cm" svg:y2="6.099cm" draw:start-shape="id1" draw:start-glue-point="9" draw:end-shape="id4" draw:end-glue-point="5" svg:d="M4770 4008l1891 2091" svg:viewBox="0 0 1892 2092">
          <text:p/>
        </draw:connector>
        <draw:connector draw:style-name="gr3" draw:text-style-name="P4" draw:layer="layout" draw:type="line" svg:x1="4.77cm" svg:y1="4.008cm" svg:x2="9.261cm" svg:y2="6.099cm" draw:start-shape="id1" draw:start-glue-point="9" draw:end-shape="id6" draw:end-glue-point="5" svg:d="M4770 4008l4491 2091" svg:viewBox="0 0 4492 2092">
          <text:p/>
        </draw:connector>
        <draw:connector draw:style-name="gr3" draw:text-style-name="P4" draw:layer="layout" draw:type="line" svg:x1="6.661cm" svg:y1="4.008cm" svg:x2="4.77cm" svg:y2="6.099cm" draw:start-shape="id3" draw:start-glue-point="7" draw:end-shape="id2" draw:end-glue-point="11" svg:d="M6661 4008l-1891 2091" svg:viewBox="0 0 1892 2092">
          <text:p/>
        </draw:connector>
        <draw:connector draw:style-name="gr3" draw:text-style-name="P4" draw:layer="layout" draw:type="line" svg:x1="7.47cm" svg:y1="4.008cm" svg:x2="9.261cm" svg:y2="6.099cm" draw:start-shape="id3" draw:start-glue-point="9" draw:end-shape="id6" draw:end-glue-point="5" svg:d="M7470 4008l1791 2091" svg:viewBox="0 0 1792 2092">
          <text:p/>
        </draw:connector>
        <draw:connector draw:style-name="gr3" draw:text-style-name="P4" draw:layer="layout" draw:type="line" svg:x1="9.261cm" svg:y1="4.008cm" svg:x2="7.47cm" svg:y2="6.099cm" draw:start-shape="id5" draw:start-glue-point="7" draw:end-shape="id4" draw:end-glue-point="11" svg:d="M9261 4008l-1791 2091" svg:viewBox="0 0 1792 2092">
          <text:p/>
        </draw:connector>
        <draw:connector draw:style-name="gr3" draw:text-style-name="P4" draw:layer="layout" draw:type="line" svg:x1="9.261cm" svg:y1="4.008cm" svg:x2="4.77cm" svg:y2="6.099cm" draw:start-shape="id5" draw:start-glue-point="7" draw:end-shape="id2" draw:end-glue-point="11" svg:d="M9261 4008l-4491 2091" svg:viewBox="0 0 4492 209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7T11:56:36.039000000</meta:creation-date>
    <dc:date>2020-03-27T12:04:28.694000000</dc:date>
    <meta:editing-duration>PT7M52S</meta:editing-duration>
    <meta:editing-cycles>2</meta:editing-cycles>
    <meta:generator>LibreOffice/6.3.2.2$Windows_X86_64 LibreOffice_project/98b30e735bda24bc04ab42594c85f7fd8be07b9c</meta:generator>
    <meta:document-statistic meta:object-count="19"/>
  </office:meta>
</office:document-meta>
</file>